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FMono-Regular" svg:font-family="SFMono-Regular, Consolas, 'Liberation Mono', Menlo, Courier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text-properties fo:font-size="14pt" officeooo:rsid="001fd6aa" officeooo:paragraph-rsid="001fd6aa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1fd6aa" officeooo:paragraph-rsid="001fd6aa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2017cc" officeooo:paragraph-rsid="002017cc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18a60" officeooo:paragraph-rsid="002017c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fd6aa" officeooo:paragraph-rsid="001fd6aa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02017cc" officeooo:paragraph-rsid="002017cc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Courier New1" fo:font-weight="normal" officeooo:rsid="0021d144" officeooo:paragraph-rsid="0021d144" style:font-weight-asian="normal" style:font-weight-complex="normal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Courier New1" fo:font-weight="normal" officeooo:rsid="0021d144" officeooo:paragraph-rsid="0021d144" style:font-weight-asian="normal" style:font-weight-complex="normal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21d144" officeooo:paragraph-rsid="0021d144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Courier New1" fo:font-weight="normal" officeooo:rsid="0021d144" officeooo:paragraph-rsid="0021d144" style:font-weight-asian="normal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023d4d5" style:font-size-asian="14pt" style:font-size-complex="14pt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Courier New1" fo:font-weight="normal" officeooo:rsid="0023d4d5" officeooo:paragraph-rsid="0025d045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weight="normal" officeooo:rsid="0025d045" officeooo:paragraph-rsid="0025d045" style:font-weight-asian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Courier New1" fo:font-weight="normal" officeooo:rsid="0023d4d5" officeooo:paragraph-rsid="0025d045" style:font-weight-asian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Courier New1" fo:font-weight="normal" officeooo:rsid="0023d4d5" officeooo:paragraph-rsid="0025d045" style:font-weight-asian="normal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Courier New1" fo:font-weight="normal" officeooo:rsid="0023d4d5" officeooo:paragraph-rsid="0023d4d5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color="#ff0000" fo:font-size="14pt" officeooo:paragraph-rsid="0025d045" style:font-size-asian="14pt" style:font-size-complex="14pt"/>
    </style:style>
    <style:style style:name="P4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color="#ff0000" fo:font-size="14pt" officeooo:paragraph-rsid="0025d045" style:font-size-asian="14pt" style:font-size-complex="14pt"/>
    </style:style>
    <style:style style:name="P41" style:family="paragraph" style:parent-style-name="Times14_5f_РИО2">
      <style:paragraph-properties fo:margin-left="0cm" fo:margin-right="0cm" fo:line-height="100%" fo:text-align="start" style:justify-single-word="false" fo:text-indent="0cm" style:auto-text-indent="false"/>
      <style:text-properties fo:color="#000000" style:font-name="Courier New1" fo:font-size="8pt" officeooo:paragraph-rsid="0025d045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weight-complex="normal"/>
    </style:style>
    <style:style style:name="T4" style:family="text">
      <style:text-properties fo:text-transform="uppercase" officeooo:rsid="0025d045" style:font-weight-complex="normal"/>
    </style:style>
    <style:style style:name="T5" style:family="text">
      <style:text-properties fo:text-transform="uppercase" fo:color="#ff0000" fo:font-size="14pt" style:font-size-asian="14pt" style:font-size-complex="14pt" style:font-weight-complex="normal"/>
    </style:style>
    <style:style style:name="T6" style:family="text">
      <style:text-properties fo:text-transform="uppercase" fo:color="#000000" officeooo:rsid="0025d045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fd6aa" style:font-size-asian="14pt" style:font-size-complex="14pt"/>
    </style:style>
    <style:style style:name="T9" style:family="text">
      <style:text-properties fo:font-size="14pt" officeooo:rsid="00218a60" style:font-size-asian="14pt" style:font-size-complex="14pt"/>
    </style:style>
    <style:style style:name="T10" style:family="text">
      <style:text-properties fo:font-size="14pt" officeooo:rsid="0021d144" style:font-size-asian="14pt" style:font-size-complex="14pt"/>
    </style:style>
    <style:style style:name="T11" style:family="text">
      <style:text-properties fo:font-size="14pt" officeooo:rsid="0025d045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bold" style:font-size-asian="14pt" style:font-size-complex="14pt"/>
    </style:style>
    <style:style style:name="T14" style:family="text">
      <style:text-properties fo:color="#ff0000" fo:font-size="14pt" fo:font-weight="bold" style:font-size-asian="14pt" style:font-weight-asian="bold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font-weight="bold" officeooo:rsid="001fd6aa" style:font-size-asian="14pt" style:font-weight-asian="bold" style:font-size-complex="14pt"/>
    </style:style>
    <style:style style:name="T17" style:family="text">
      <style:text-properties fo:color="#000000" fo:font-size="14pt" officeooo:rsid="001fd6aa" style:font-size-asian="14pt" style:font-size-complex="14pt"/>
    </style:style>
    <style:style style:name="T18" style:family="text">
      <style:text-properties fo:font-variant="normal" fo:text-transform="none" fo:font-size="14pt" style:font-size-asian="14pt" style:font-size-complex="14pt"/>
    </style:style>
    <style:style style:name="T19" style:family="text">
      <style:text-properties fo:font-variant="normal" fo:text-transform="none" fo:color="#000000" fo:font-size="14pt" officeooo:rsid="001fd6aa" style:font-size-asian="14pt" style:font-size-complex="14pt"/>
    </style:style>
    <style:style style:name="T20" style:family="text">
      <style:text-properties fo:font-variant="normal" fo:text-transform="none" fo:color="#000000" style:font-name="Courier New1" fo:font-size="14pt" fo:letter-spacing="normal" fo:font-style="normal" fo:font-weight="normal" fo:background-color="#fdf6e3" loext:char-shading-value="0" style:font-size-asian="14pt" style:font-size-complex="14pt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23" style:family="text">
      <style:text-properties fo:font-variant="normal" fo:text-transform="none" fo:color="#2aa198" style:font-name="Courier New1" fo:font-size="14pt" fo:letter-spacing="normal" fo:font-style="normal" fo:font-weight="normal" fo:background-color="#fdf6e3" loext:char-shading-value="0" style:font-size-asian="14pt" style:font-size-complex="14pt"/>
    </style:style>
    <style:style style:name="T24" style:family="text">
      <style:text-properties fo:font-variant="normal" fo:text-transform="none" fo:color="#268bd2" style:font-name="Courier New1" fo:font-size="14pt" fo:letter-spacing="normal" fo:font-style="normal" fo:font-weight="normal" fo:background-color="#fdf6e3" loext:char-shading-value="0" style:font-size-asian="14pt" style:font-size-complex="14pt"/>
    </style:style>
    <style:style style:name="T25" style:family="text">
      <style:text-properties fo:font-variant="normal" fo:text-transform="none" fo:color="#859900" style:font-name="Courier New1" fo:font-size="14pt" fo:letter-spacing="normal" fo:font-style="normal" fo:font-weight="normal" fo:background-color="#fdf6e3" loext:char-shading-value="0" style:font-size-asian="14pt" style:font-size-complex="14pt"/>
    </style:style>
    <style:style style:name="T26" style:family="text">
      <style:text-properties officeooo:rsid="001fd6aa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officeooo:rsid="00227d2e" style:font-size-asian="14pt" style:font-size-complex="14pt"/>
    </style:style>
    <style:style style:name="T29" style:family="text">
      <style:text-properties style:font-name="Times New Roman" fo:font-size="14pt" officeooo:rsid="0025d045" style:font-size-asian="14pt" style:font-size-complex="14pt"/>
    </style:style>
    <style:style style:name="T30" style:family="text">
      <style:text-properties officeooo:rsid="0023d4d5"/>
    </style:style>
    <style:style style:name="T31" style:family="text">
      <style:text-properties officeooo:rsid="0025d0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12">Кафедра </text:span><text:span text:style-name="T16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7"><text:span text:style-name="Название_20_книги"><text:span text:style-name="T2">отчет</text:span></text:span></text:p>
      <text:p text:style-name="P3"><text:span text:style-name="T12">по лабораторной работе</text:span><text:span text:style-name="T14"> </text:span><text:span text:style-name="T16">№2</text:span></text:p>
      <text:p text:style-name="P3"><text:span text:style-name="T12">по дисциплине </text:span><text:span text:style-name="T15">«</text:span><text:span text:style-name="T16">Программирование</text:span><text:span text:style-name="T15">»</text:span></text:p>
      <text:p text:style-name="P3"><text:span text:style-name="Название_20_книги"><text:span text:style-name="T18">Тема: </text:span></text:span><text:span text:style-name="Название_20_книги"><text:span text:style-name="T19">Создание make-файла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7">Студент гр. </text:span><text:span text:style-name="T17">8303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9">Гришин К. И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9">Чайка К. В.</text:p>
          </table:table-cell>
        </table:table-row>
      </table:table>
      <text:p text:style-name="P7"/>
      <text:p text:style-name="P7"/>
      <text:p text:style-name="P7">Санкт-Петербург</text:p>
      <text:p text:style-name="P10">201<text:span text:style-name="T26">8</text:span></text:p>
      <text:p text:style-name="P23">Цель работы</text:p>
      <text:p text:style-name="P17">Изучить утилиту «make», собрать программу, разделенную на несколько файлов.</text:p>
      <text:p text:style-name="P16"/>
      <text:p text:style-name="P12">Основные теоретические положения.</text:p>
      <text:h text:style-name="P21" text:outline-level="3"><text:span text:style-name="T8">C</text:span><text:span text:style-name="T7">оздайте проект с make-файлом. Главная цель должна приводить к сборке проекта. Файл, который </text:span><text:span text:style-name="T13">реализует главную функцию</text:span><text:span text:style-name="T7">, должен называться menu.c; </text:span><text:span text:style-name="T13">исполняемый файл —</text:span><text:span text:style-name="T7"> menu. Определение каждой функции должно быть расположено в </text:span><text:span text:style-name="T13">отдельном файле, </text:span><text:span text:style-name="T7">название файлов указано в скобках около описания каждой функции.</text:span></text:h>
      <text:h text:style-name="P22" text:outline-level="3"/>
      <text:h text:style-name="P25" text:outline-level="3"><text:span text:style-name="T21">Реализуйте функцию-меню, на вход которой подается одно из </text:span><text:span text:style-name="T22">значений </text:span><text:span text:style-name="T21">0, 1, 2, 3 и </text:span><text:span text:style-name="T22">массив </text:span><text:span text:style-name="T21">целых чисел </text:span><text:span text:style-name="T22">размера не больше </text:span><text:span text:style-name="T21">100. Числа разделены пробелами. Строка заканчивается символом перевода строки.</text:span></text:h>
      <text:h text:style-name="P24" text:outline-level="3">В зависимости от <text:span text:style-name="T1">значения</text:span>, функция должна выводить следующее:</text:h>
      <text:h text:style-name="P24" text:outline-level="3"/>
      <text:p text:style-name="P26"><text:span text:style-name="Source_20_Text"><text:span text:style-name="T23">0</text:span></text:span><text:span text:style-name="Source_20_Text"><text:span text:style-name="T20"> : индекс первого нулевого элемента. (index_first_zero.c)</text:span></text:span></text:p>
      <text:p text:style-name="P28"><text:span text:style-name="Source_20_Text"><text:span text:style-name="T23">1</text:span></text:span><text:span text:style-name="Source_20_Text"><text:span text:style-name="T20"> : индекс последнего нулевого элемента. (index_last_zero.c)</text:span></text:span></text:p>
      <text:p text:style-name="P28"><text:span text:style-name="Source_20_Text"><text:span text:style-name="T23">2</text:span></text:span><text:span text:style-name="Source_20_Text"><text:span text:style-name="T20"> : </text:span></text:span><text:span text:style-name="Source_20_Text"><text:span text:style-name="T24">Найти</text:span></text:span><text:span text:style-name="Source_20_Text"><text:span text:style-name="T20"> сумму модулей элементов массива, расположенных от первого нулевого элемента </text:span></text:span><text:span text:style-name="Source_20_Text"><text:span text:style-name="T25">и</text:span></text:span><text:span text:style-name="Source_20_Text"><text:span text:style-name="T20"> до последнего. (sum_between.c)</text:span></text:span></text:p>
      <text:p text:style-name="P28"><text:span text:style-name="Source_20_Text"><text:span text:style-name="T23">3</text:span></text:span><text:span text:style-name="Source_20_Text"><text:span text:style-name="T20"> : </text:span></text:span><text:span text:style-name="Source_20_Text"><text:span text:style-name="T24">Найти</text:span></text:span><text:span text:style-name="Source_20_Text"><text:span text:style-name="T20"> сумму модулей элементов массива, расположенных до первого нулевого элемента </text:span></text:span><text:span text:style-name="Source_20_Text"><text:span text:style-name="T25">и</text:span></text:span><text:span text:style-name="Source_20_Text"><text:span text:style-name="T20"> после последнего. <text:s/>(sum_before_and_after.c)</text:span></text:span></text:p>
      <text:p text:style-name="P28"><text:span text:style-name="Source_20_Text"><text:span text:style-name="T25">иначе</text:span></text:span><text:span text:style-name="Source_20_Text"><text:span text:style-name="T20"> необходимо вывести строку </text:span></text:span><text:span text:style-name="Source_20_Text"><text:span text:style-name="T23">"Данные некорректны"</text:span></text:span><text:span text:style-name="Source_20_Text"><text:span text:style-name="T20">.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3">Ход работы</text:p>
      <text:p text:style-name="P18"><text:span text:style-name="T7">Программа использует функции «index_first_zero», «index_last_zero», «sum_between», <text:s/>«sum_before_and_after». Создадим для каждой файл с исходным кодом и заголовочный файл.<text:tab/></text:span><text:span text:style-name="T9">Для использования функций в файле с главной функцией подключим </text:span><text:span text:style-name="T10">заголовочные файлы функций</text:span><text:span text:style-name="T9">:</text:span></text:p>
      <text:p text:style-name="P20"><text:span text:style-name="T9">#</text:span><text:span text:style-name="T7">include <text:s/>&lt;index_first_zero.h&gt;</text:span></text:p>
      <text:p text:style-name="P20"><text:span text:style-name="T9">#</text:span><text:span text:style-name="T7">include <text:s/>&lt;index_last_zero.h&gt;</text:span></text:p>
      <text:p text:style-name="P20"><text:span text:style-name="T9">#</text:span><text:span text:style-name="T7">include <text:s/>&lt;sum_between.h&gt;</text:span></text:p>
      <text:p text:style-name="P19"><text:span text:style-name="T9">#</text:span><text:span text:style-name="T7">include <text:s/>&lt;sum_before_and_after.h&gt;</text:span></text:p>
      <text:p text:style-name="P30">Так же к каждому файлу с исходным кодом подключим соответствующий заголовочный файл. Функции «sum_between» и «sum_before_and_after» используют функции «index_first_zero» и «index_last_zero», это значит что в файлах с кодом функций нужно добавить заголовочные файлы «index_first_zero.h» и «index_last_zero.h».</text:p>
      <text:p text:style-name="P19"><text:span text:style-name="T27">После того, как подготовлены все файлы с исходным кодом и заголовками их нужно собрать, для этого используем утилиту «make». </text:span><text:span text:style-name="T28">Данная утилита, используя заданные скрипты, собирает все файлы с исходным кодом и создает исполняемый файл.</text:span></text:p>
      <text:p text:style-name="P35"><text:span text:style-name="T29">Используя в Makefile команды вида</text:span></text:p>
      <text:p text:style-name="P35"><text:span text:style-name="T11">Цель: зависимости</text:span></text:p>
      <text:p text:style-name="P33"><text:span text:style-name="T11"><text:tab/>команда</text:span></text:p>
      <text:p text:style-name="P34"><text:span text:style-name="T7">Уитлита «make» работает по следующему алгоритму:</text:span></text:p>
      <text:p text:style-name="P37"><text:span text:style-name="T27">1) Создает объектные файлы из исходного когда каждой функции, если файлы с функциями существуют</text:span></text:p>
      <text:p text:style-name="P37"><text:span text:style-name="T27">2) Собирает все объектные файлы в один исполняемый файл.</text:span></text:p>
      <text:p text:style-name="P14"/>
      <text:p text:style-name="P38">Выводы.</text:p>
      <text:p text:style-name="P32"><text:span text:style-name="T30">В ходе выполнения работы была написана программа на языке С разбитая на 9 файлов и изучена утилита «make», которая собирает файлы с исходным кодом в один исполняемый файл.</text:span></text:p>
      <text:p text:style-name="P39"><text:span text:style-name="Название_20_книги"><text:span text:style-name="T6">ПРИЛОЖЕНИЕ</text:span></text:span></text:p>
      <text:p text:style-name="P40"><text:span text:style-name="Название_20_книги"><text:span text:style-name="T6">КОД MAKEFILE</text:span></text:span></text:p>
      <text:p text:style-name="P41">C=gcc -c</text:p>
      <text:p text:style-name="P41"/>
      <text:p text:style-name="P41">all: index_first_zero.o index_last_zero.o sum_between.o sum_before_and_after.o menu.o</text:p>
      <text:p text:style-name="P41"><text:tab/>gcc index_first_zero.o index_last_zero.o sum_between.o sum_before_and_after.o menu.o -o menu</text:p>
      <text:p text:style-name="P41"/>
      <text:p text:style-name="P41">index_first_zero.o: index_first_zero.c</text:p>
      <text:p text:style-name="P41"><text:tab/>$(C) index_first_zero.c</text:p>
      <text:p text:style-name="P41"/>
      <text:p text:style-name="P41">index_last_zero.o: index_last_zero.c</text:p>
      <text:p text:style-name="P41"><text:tab/>$(C) index_last_zero.c</text:p>
      <text:p text:style-name="P41"/>
      <text:p text:style-name="P41">sum_between.o: sum_between.c</text:p>
      <text:p text:style-name="P41"><text:tab/>$(C) sum_between.c</text:p>
      <text:p text:style-name="P41"/>
      <text:p text:style-name="P41">sum_before_and_after.o: sum_before_and_after.c</text:p>
      <text:p text:style-name="P41"><text:tab/>$(C) sum_before_and_after.c</text:p>
      <text:p text:style-name="P41"/>
      <text:p text:style-name="P41">menu.o: menu.c</text:p>
      <text:p text:style-name="P41"><text:tab/>$(C) menu.c</text:p>
      <text:p text:style-name="P41"/>
      <text:p text:style-name="P41">clean: <text:s text:c="73"/></text:p>
      <text:p text:style-name="P41"><text:tab/>rm -rf *.o 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FMono-Regular" svg:font-family="SFMono-Regular, Consolas, 'Liberation Mono', Menlo, Courier, monospace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4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18-11-01T12:14:11.829687691</dc:date>
    <meta:print-date>2015-07-17T12:06:00</meta:print-date>
    <meta:editing-cycles>7</meta:editing-cycles>
    <meta:editing-duration>PT5M36S</meta:editing-duration>
    <meta:generator>LibreOffice/6.1.2.1$Linux_X86_64 LibreOffice_project/2a903a68781eadf02ae41484151e885393b7fee3</meta:generator>
    <meta:document-statistic meta:table-count="1" meta:image-count="0" meta:object-count="0" meta:page-count="4" meta:paragraph-count="61" meta:word-count="400" meta:character-count="3330" meta:non-whitespace-character-count="2896"/>
  </office:meta>
</office:document-meta>
</file>